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13">
      <style:paragraph-properties fo:margin-left="0.5in" fo:margin-right="0in" fo:text-indent="0in" style:auto-text-indent="false" fo:margin-top="0in" fo:margin-bottom="0in"/>
    </style:style>
    <style:style style:name="P25" style:family="paragraph" style:parent-style-name="Quotations">
      <style:paragraph-properties fo:margin-left="0.5in" fo:margin-right="0in" fo:text-indent="0in" style:auto-text-indent="false"/>
    </style:style>
    <style:style style:name="P26" style:family="paragraph" style:parent-style-name="Text_20_body" style:list-style-name="L14">
      <style:paragraph-properties fo:margin-left="0.5in" fo:margin-right="0in" fo:text-indent="0in" style:auto-text-indent="false" fo:margin-top="0in" fo:margin-bottom="0in"/>
    </style:style>
  </office:automatic-styles>
  <office:body>
    <office:text>
      <text:p text:style-name="Title">Jeon Suyeol - Résumé</text:p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Swift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CI: <text:a xlink:type="simple" xlink:href="https://travis-ci.com/" office:name=""><text:span text:style-name="Definition">Travis</text:span></text:a>, <text:a xlink:type="simple" xlink:href="https://circleci.com/" office:name=""><text:span text:style-name="Definition">CircleCI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Engineer.</text:p>
      <text:p text:style-name="Definition_20_Definition">iOS application:</text:p>
      <text:list text:style-name="L3">
        <text:list-item>
          <text:p text:style-name="P4">Swift &amp; 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s://github.com/Mantle/Mantle" office:name=""><text:span text:style-name="Definition">Mantle</text:span></text:a></text:p>
        </text:list-item>
        <text:list-item>
          <text:p text:style-name="P4"><text:a xlink:type="simple" xlink:href="https://github.com/Masonry/Masonry" office:name=""><text:span text:style-name="Definition">Masonry</text:span></text:a> (Auto Layout)</text:p>
        </text:list-item>
        <text:list-item>
          <text:p text:style-name="P4"><text:a xlink:type="simple" xlink:href="https://github.com/Masonry/Snappy" office:name=""><text:span text:style-name="Definition">SnapKit</text:span></text:a> (Auto Layout)</text:p>
        </text:list-item>
        <text:list-item>
          <text:p text:style-name="P4"><text:a xlink:type="simple" xlink:href="https://github.com/StyleShare/SSBouncyButton" office:name=""><text:span text:style-name="Definition">SSBouncyButton</text:span></text:a></text:p>
        </text:list-item>
        <text:list-item>
          <text:p text:style-name="P4"><text:a xlink:type="simple" xlink:href="https://github.com/mattt/TTTAttributedLabel" office:name=""><text:span text:style-name="Definition">TTTAttributedLabel</text:span></text:a></text:p>
        </text:list-item>
      </text:list>
      <text:p text:style-name="Definition_20_Definition">Backend Server:</text:p>
      <text:list text:style-name="L4">
        <text:list-item>
          <text:p text:style-name="P6">Python</text:p>
        </text:list-item>
        <text:list-item>
          <text:p text:style-name="P6"><text:a xlink:type="simple" xlink:href="http://flask.pocoo.org" office:name=""><text:span text:style-name="Definition">Flask</text:span></text:a></text:p>
        </text:list-item>
        <text:list-item>
          <text:p text:style-name="P6"><text:a xlink:type="simple" xlink:href="http://jinja.pocoo.org" office:name=""><text:span text:style-name="Definition">Jinja</text:span></text:a></text:p>
        </text:list-item>
        <text:list-item>
          <text:p text:style-name="P6"><text:a xlink:type="simple" xlink:href="http://sqlalchemy.org" office:name=""><text:span text:style-name="Definition">SQLAlchemy</text:span></text:a></text:p>
        </text:list-item>
        <text:list-item>
          <text:p text:style-name="P6"><text:a xlink:type="simple" xlink:href="http://postgresql.org" office:name=""><text:span text:style-name="Definition">PostgreSQL</text:span></text:a></text:p>
        </text:list-item>
        <text:list-item>
          <text:p text:style-name="P6"><text:a xlink:type="simple" xlink:href="http://www.celeryproject.org" office:name=""><text:span text:style-name="Definition">Celery</text:span></text:a></text:p>
        </text:list-item>
        <text:list-item>
          <text:p text:style-name="P6"><text:a xlink:type="simple" xlink:href="http://fabfile.org" office:name=""><text:span text:style-name="Definition">Fabric</text:span></text:a></text:p>
        </text:list-item>
        <text:list-item>
          <text:p text:style-name="P6"><text:a xlink:type="simple" xlink:href="http://nginx.org" office:name=""><text:span text:style-name="Definition">Nginx</text:span></text:a></text:p>
        </text:list-item>
        <text:list-item>
          <text:p text:style-name="P6">Linux</text:p>
        </text:list-item>
      </text:list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5">
        <text:list-item>
          <text:p text:style-name="P8">Objective-C</text:p>
        </text:list-item>
        <text:list-item>
          <text:p text:style-name="P8"><text:a xlink:type="simple" xlink:href="http://afnetworking.com" office:name=""><text:span text:style-name="Definition">AFNetworking</text:span></text:a></text:p>
        </text:list-item>
        <text:list-item>
          <text:p text:style-name="P8"><text:a xlink:type="simple" xlink:href="http://github.com/devxoul/JLModel" office:name=""><text:span text:style-name="Definition">JLModel</text:span></text:a></text:p>
        </text:list-item>
        <text:list-item>
          <text:p text:style-name="P8"><text:a xlink:type="simple" xlink:href="http://google.com/analytics" office:name=""><text:span text:style-name="Definition">Google Analytics</text:span></text:a></text:p>
        </text:list-item>
        <text:list-item>
          <text:p text:style-name="P8"><text:a xlink:type="simple" xlink:href="https://github.com/Inferis/ViewDeck" office:name=""><text:span text:style-name="Definition">ViewDeck</text:span></text:a></text:p>
        </text:list-item>
        <text:list-item>
          <text:p text:style-name="P8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6">
        <text:list-item>
          <text:p text:style-name="P10">HTML5</text:p>
        </text:list-item>
        <text:list-item>
          <text:p text:style-name="P10"><text:a xlink:type="simple" xlink:href="http://jquery.com" office:name=""><text:span text:style-name="Definition">jQuery</text:span></text:a></text:p>
        </text:list-item>
        <text:list-item>
          <text:p text:style-name="P10"><text:a xlink:type="simple" xlink:href="http://coffeescript.org" office:name=""><text:span text:style-name="Definition">CoffeeScript</text:span></text:a></text:p>
        </text:list-item>
        <text:list-item>
          <text:p text:style-name="P10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7">
        <text:list-item>
          <text:p text:style-name="P12">Python</text:p>
        </text:list-item>
        <text:list-item>
          <text:p text:style-name="P12"><text:a xlink:type="simple" xlink:href="http://flask.pocoo.org" office:name=""><text:span text:style-name="Definition">Flask</text:span></text:a></text:p>
        </text:list-item>
        <text:list-item>
          <text:p text:style-name="P12"><text:a xlink:type="simple" xlink:href="http://jinja.pocoo.org" office:name=""><text:span text:style-name="Definition">Jinja</text:span></text:a></text:p>
        </text:list-item>
        <text:list-item>
          <text:p text:style-name="P12"><text:a xlink:type="simple" xlink:href="http://sqlalchemy.org" office:name=""><text:span text:style-name="Definition">SQLAlchemy</text:span></text:a></text:p>
        </text:list-item>
        <text:list-item>
          <text:p text:style-name="P12"><text:a xlink:type="simple" xlink:href="http://postgresql.org" office:name=""><text:span text:style-name="Definition">PostgreSQL</text:span></text:a></text:p>
        </text:list-item>
        <text:list-item>
          <text:p text:style-name="P12"><text:a xlink:type="simple" xlink:href="http://www.celeryproject.org" office:name=""><text:span text:style-name="Definition">Celery</text:span></text:a></text:p>
        </text:list-item>
        <text:list-item>
          <text:p text:style-name="P12"><text:a xlink:type="simple" xlink:href="http://www.rabbitmq.com" office:name=""><text:span text:style-name="Definition">RabbitMQ</text:span></text:a></text:p>
        </text:list-item>
        <text:list-item>
          <text:p text:style-name="P12"><text:a xlink:type="simple" xlink:href="http://fabfile.org" office:name=""><text:span text:style-name="Definition">Fabric</text:span></text:a></text:p>
        </text:list-item>
        <text:list-item>
          <text:p text:style-name="P12"><text:a xlink:type="simple" xlink:href="http://nginx.org" office:name=""><text:span text:style-name="Definition">Nginx</text:span></text:a></text:p>
        </text:list-item>
        <text:list-item>
          <text:p text:style-name="P12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<text:a xlink:type="simple" xlink:href="http://afnetworking.com" office:name=""><text:span text:style-name="Definition">AFNetworking</text:span></text:a></text:p>
        </text:list-item>
        <text:list-item>
          <text:p text:style-name="P14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9">
        <text:list-item>
          <text:p text:style-name="P16">ActionScript</text:p>
        </text:list-item>
        <text:list-item>
          <text:p text:style-name="P16"><text:a xlink:type="simple" xlink:href="http://www.adobe.com/products/air.html" office:name=""><text:span text:style-name="Definition">Adobe AIR</text:span></text:a></text:p>
        </text:list-item>
        <text:list-item>
          <text:p text:style-name="P16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10">
        <text:list-item>
          <text:p text:style-name="P18">Objective-C</text:p>
        </text:list-item>
        <text:list-item>
          <text:p text:style-name="P18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afnetworking.com" office:name=""><text:span text:style-name="Definition">AFNetworking</text:span></text:a></text:p>
        </text:list-item>
        <text:list-item>
          <text:p text:style-name="P20"><text:a xlink:type="simple" xlink:href="http://github.com/devxoul/JLModel" office:name=""><text:span text:style-name="Definition">JLModel</text:span></text:a></text:p>
        </text:list-item>
        <text:list-item>
          <text:p text:style-name="P20"><text:a xlink:type="simple" xlink:href="http://google.com/analytics" office:name=""><text:span text:style-name="Definition">Google Analytics</text:span></text:a></text:p>
        </text:list-item>
        <text:list-item>
          <text:p text:style-name="P20"><text:a xlink:type="simple" xlink:href="https://github.com/Inferis/ViewDeck" office:name=""><text:span text:style-name="Definition">ViewDeck</text:span></text:a></text:p>
        </text:list-item>
        <text:list-item>
          <text:p text:style-name="P20"><text:a xlink:type="simple" xlink:href="http://cocoapods.org" office:name=""><text:span text:style-name="Definition">Cocoapods</text:span></text:a></text:p>
        </text:list-item>
        <text:list-item>
          <text:p text:style-name="P20">RTMP</text:p>
        </text:list-item>
      </text:list>
      <text:p text:style-name="Definition_20_Definition">Flash application:</text:p>
      <text:list text:style-name="L12">
        <text:list-item>
          <text:p text:style-name="P22">ActionScript</text:p>
        </text:list-item>
        <text:list-item>
          <text:p text:style-name="P22"><text:a xlink:type="simple" xlink:href="http://flex.apache.org" office:name=""><text:span text:style-name="Definition">Apache Flex</text:span></text:a></text:p>
        </text:list-item>
        <text:list-item>
          <text:p text:style-name="P22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3">
        <text:list-item>
          <text:p text:style-name="P24">Objective-C</text:p>
        </text:list-item>
        <text:list-item>
          <text:p text:style-name="P24"><text:a xlink:type="simple" xlink:href="http://localytics.com" office:name=""><text:span text:style-name="Definition">Localytics</text:span></text:a></text:p>
        </text:list-item>
        <text:list-item>
          <text:p text:style-name="P24"><text:a xlink:type="simple" xlink:href="http://bugsense.com" office:name=""><text:span text:style-name="Definition">BugSense</text:span></text:a></text:p>
        </text:list-item>
        <text:list-item>
          <text:p text:style-name="P24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4">
        <text:list-item>
          <text:p text:style-name="P26">Objective-C</text:p>
        </text:list-item>
        <text:list-item>
          <text:p text:style-name="P26"><text:a xlink:type="simple" xlink:href="http://afnetworking.com" office:name=""><text:span text:style-name="Definition">AFNetworking</text:span></text:a></text:p>
        </text:list-item>
        <text:list-item>
          <text:p text:style-name="P26"><text:a xlink:type="simple" xlink:href="https://github.com/devxoul/JLCoreData" office:name=""><text:span text:style-name="Definition">JLCoreData</text:span></text:a></text:p>
        </text:list-item>
        <text:list-item>
          <text:p text:style-name="P26"><text:a xlink:type="simple" xlink:href="https://github.com/Inferis/ViewDeck" office:name=""><text:span text:style-name="Definition">ViewDeck</text:span></text:a></text:p>
        </text:list-item>
        <text:list-item>
          <text:p text:style-name="P26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5- <text:a xlink:type="simple" xlink:href="https://github.com/devxoul/SwiftyImage" office:name=""><text:span text:style-name="Definition">SwiftyImage</text:span></text:a></text:p>
      <text:p text:style-name="Definition_20_Definition">The most sexy way to use images in Swift.</text:p>
      <text:p text:style-name="Definition_20_Term">2015- <text:a xlink:type="simple" xlink:href="https://github.com/devxoul/CocoaSeeds" office:name=""><text:span text:style-name="Definition">CocoaSeeds</text:span></text:a></text:p>
      <text:p text:style-name="Definition_20_Definition">Git Submodule Alternative for Cocoa.</text:p>
      <text:p text:style-name="Definition_20_Term">2015- <text:a xlink:type="simple" xlink:href="https://github.com/devxoul/_UINavigationItem-Margin" office:name=""><text:span text:style-name="Definition">UINavigationItem+Margin</text:span></text:a></text:p>
      <text:p text:style-name="Definition_20_Definition">Margin for UINavigationItem.</text:p>
      <text:p text:style-name="Definition_20_Term">2015- <text:a xlink:type="simple" xlink:href="https://github.com/devxoul/SwiftyColor" office:name=""><text:span text:style-name="Definition">SwiftyColor</text:span></text:a></text:p>
      <text:p text:style-name="Definition_20_Definition">The most sexy way to use colors in Swift.</text:p>
      <text:p text:style-name="Definition_20_Term">2014- <text:a xlink:type="simple" xlink:href="https://github.com/devxoul/UITextView-Placeholder" office:name=""><text:span text:style-name="Definition">UITextView+Placeholder</text:span></text:a></text:p>
      <text:p text:style-name="Definition_20_Definition">A missing placeholder for UITextView.</text:p>
      <text:p text:style-name="Definition_20_Term">2014- <text:a xlink:type="simple" xlink:href="https://github.com/StyleShare/SSBouncyButton" office:name=""><text:span text:style-name="Definition">SSBouncyButton</text:span></text:a></text:p>
      <text:p text:style-name="Definition_20_Definition">iOS7-style bouncy button. Used in <text:a xlink:type="simple" xlink:href="https://stylesha.re" office:name=""><text:span text:style-name="Definition">StyleShare</text:span></text:a> for iOS.</text:p>
      <text:p text:style-name="Definition_20_Term">2014- <text:a xlink:type="simple" xlink:href="https://github.com/StyleShare/SwipeBack" office:name=""><text:span text:style-name="Definition">SwipeBack</text:span></text:a></text:p>
      <text:p text:style-name="Definition_20_Definition">Enable iOS 7 swipe-to-back when custom back button is set.</text:p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devxoul.github.io/allkdic" office:name=""><text:span text:style-name="Definition">Allkdic</text:span></text:a> (올ㅋ사전)</text:p>
      <text:p text:style-name="Definition_20_Definition">A handy dictionary for OS X. Around 2,000 people are using.</text:p>
      <text:p text:style-name="Definition_20_Term">2013- <text:a xlink:type="simple" xlink:href="http://github.com/devxoul/JLToast" office:name=""><text:span text:style-name="Definition">JLToast</text:span></text:a></text:p>
      <text:p text:style-name="Definition_20_Definition">Toast for iOS with very simple interface. Written in Swift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eon Suyeol - Résumé</dc:title>
  </office:meta>
</office:document-meta>
</file>